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023CF1D57B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38a8" style:font-name="Arial" fo:font-size="10pt" fo:language="pt" fo:country="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7.038cm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1.879cm" fo:margin-right="0cm" fo:text-align="start" style:justify-single-word="false" fo:text-indent="-1.879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BANCO DO BRASIL S.A. <text:s text:c="48"/></text:span></text:p>
      <text:p text:style-name="P4"/>
      <text:p text:style-name="P8"><text:span text:style-name="T1">ASSUNTO:</text:span>DÍVIDA  ATIVA DA UNIÃO - DOCUMENTOS ENCAMINHADOS À PGFN</text:p>
      <text:p text:style-name="P4"/>
      <text:p text:style-name="P12"><text:span text:style-name="Fonte_20_parág._20_padrão"><text:span text:style-name="T1">DEPENDÊNCIA:</text:span></text:span></text:p>
      <text:p text:style-name="P12"><text:span text:style-name="Fonte_20_parág._20_padrão">Nome: ANITA GARIBALDI   Prefixo: 1446                 <text:line-break/>Endereço: R.FREI ROGERIO,42  CENTRO ANITA GARIBALDI-SC                                                    </text:span></text:p>
      <text:p text:style-name="P4"/>
      <text:p text:style-name="P13"><text:span text:style-name="Fonte_20_parág._20_padrão"><text:span text:style-name="T6">DEVEDOR PRINCIPAL:</text:span></text:span></text:p>
      <text:p text:style-name="P4"/>
      <text:p text:style-name="P4">Nome: EDIVAN GERCINO DA SILVA                        <text:line-break/>CPF/CNPJ: 051.951.674-51                                 <text:line-break/>ENDEREÇO: SITIO VARIANTE SN ZONA RURAL AGRESTINA-PE</text:p>
      <text:p text:style-name="P4"/>
      <text:p text:style-name="P6">OPERAÇÃO:</text:p>
      <text:p text:style-name="P4">Tipo: PRONAF II  Número da operação no BB: 00000000001567901</text:p>
      <text:p text:style-name="P4"/>
      <text:p text:style-name="P6">INSCRIÇÃO EM DÍVIDA ATIVA DA UNIÃO:</text:p>
      <text:p text:style-name="P4">Data do encaminhamento: 04.05.2015  <text:line-break/>Valor inscrito: 2.014,42            <text:line-break/>Atualizado até: 04.05.2015          <text:line-break/>Nº do Processo: 19930178693201567                      </text:p>
      <text:p text:style-name="P4"/>
      <text:p text:style-name="P6">RESPONSÁVEL PELA ELABORAÇÃO:</text:p>
      <text:p text:style-name="P4"/>
      <text:p text:style-name="P4">Nome:Suzana Carneiro de S. Ferreira</text:p>
      <text:p text:style-name="P4">Cargo:Gerente de Setor UA <text:s text:c="33"/>matricula:9213469-6</text:p>
      <text:p text:style-name="P4"/>
      <text:p text:style-name="P4">DOCUMENTOS EM ANXO:</text:p>
      <text:p text:style-name="P4"/>
      <text:p text:style-name="P4">Qtde <text:s text:c="2"/>Descrição</text:p>
      <text:p text:style-name="P4"/>
      <text:p text:style-name="P4"/>
      <text:p text:style-name="P7">Suzana Carneiro de S. Ferreira</text:p>
      <text:p text:style-name="P3">Gerente de Setor UA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10pt" fo:language="pt" fo:country="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82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s1" text:anchor-type="paragraph" svg:x="-2cm" svg:y="-0.993cm" svg:width="20.876cm" svg:height="0.706cm" draw:z-index="0"><draw:image xlink:href="Pictures/10000000000003FD00000023CF1D57B4.jpg" xlink:type="simple" xlink:show="embed" xlink:actuate="onLoad"/></draw:frame></text:p>
      </style:header>
      <style:footer>
        <text:p text:style-name="MP1">Cenop - Centro de Serviços de Apoio aos Negócios e Operações - Brasília</text:p>
        <text:p text:style-name="MP2">Sia Trecho 3 Lote 880 Ed. Sia Shopping</text:p>
        <text:p text:style-name="MP2">CEP 71.200-030 - Brasília (DF)</text:p>
      </style:footer>
    </style:master-page>
    <style:master-page style:name="HTML" style:page-layout-name="Mpm2">
      <style:footer>
        <text:p text:style-name="Footer"/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5-08-27T13:16:11.86</dc:date>
    <meta:editing-duration>PT1H57M17S</meta:editing-duration>
    <meta:editing-cycles>39</meta:editing-cycles>
    <meta:generator>LibreOffice/3.5$Windows_x86 LibreOffice_project/7122e39-92ed229-498d286-15e43b4-d70da21</meta:generator>
    <meta:document-statistic meta:table-count="0" meta:image-count="1" meta:object-count="0" meta:page-count="1" meta:paragraph-count="20" meta:word-count="58" meta:character-count="559" meta:non-whitespace-character-count="437"/>
  </office:meta>
</office:document-meta>
</file>